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55824" officeooo:paragraph-rsid="00155824"/>
    </style:style>
    <style:style style:name="P2" style:family="paragraph" style:parent-style-name="Standard">
      <style:text-properties officeooo:paragraph-rsid="00155824"/>
    </style:style>
    <style:style style:name="P3" style:family="paragraph" style:parent-style-name="Standard">
      <style:text-properties officeooo:rsid="0016f177" officeooo:paragraph-rsid="0016f177"/>
    </style:style>
    <style:style style:name="T1" style:family="text">
      <style:text-properties officeooo:rsid="0014cc57"/>
    </style:style>
    <style:style style:name="T2" style:family="text">
      <style:text-properties fo:font-style="italic" style:font-style-asian="italic"/>
    </style:style>
    <style:style style:name="T3" style:family="text">
      <style:text-properties fo:font-style="normal" style:font-style-asian="normal"/>
    </style:style>
    <style:style style:name="T4" style:family="text">
      <style:text-properties officeooo:rsid="00155824"/>
    </style:style>
    <style:style style:name="T5" style:family="text">
      <style:text-properties style:font-style-asian="italic"/>
    </style:style>
    <style:style style:name="T6" style:family="text">
      <style:text-properties style:font-style-asian="normal"/>
    </style:style>
    <style:style style:name="T7" style:family="text">
      <style:text-properties fo:font-variant="normal" fo:text-transform="none" style:text-position="0% 100%" fo:font-style="normal" style:text-underline-style="none" fo:font-weight="normal"/>
    </style:style>
    <style:style style:name="T8" style:family="text">
      <style:text-properties officeooo:rsid="0016f177"/>
    </style:style>
    <style:style style:name="T9" style:family="text">
      <style:text-properties officeooo:rsid="00196da2"/>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he Tuaregs are nomads.</text:span><text:reference-mark-start text:name="ZOTERO_ITEM CSL_CITATION {&quot;citationID&quot;:&quot;fsYPHw5y&quot;,&quot;properties&quot;:{&quot;formattedCitation&quot;:&quot;(Blah)&quot;,&quot;plainCitation&quot;:&quot;(Blah)&quot;},&quot;citationItems&quot;:[{&quot;id&quot;:10,&quot;uris&quot;:[&quot;http://zotero.org/users/local/2xSQ35Q3/items/PX4PRWW5&quot;],&quot;uri&quot;:[&quot;http://zotero.org/users/local/2xSQ35Q3/items/PX4PRWW5&quot;],&quot;itemData&quot;:{&quot;id&quot;:10,&quot;type&quot;:&quot;article&quot;,&quot;title&quot;:&quot;The Tuareg the Nomadic inhabitants of North Africa&quot;,&quot;abstract&quot;:&quot;The Tuareg are the nomadic inhabitants of north Africa, no one knows when the Tuareg arrived in Africa's Sahara. Tuareg is an Arabic term meaning abandoned by God. The most striking attribute of the Tuareg is the indigo veil, giving rise to the name the Blue Men of the Sahara.&quot;,&quot;URL&quot;:&quot;http://bradshawfoundation.com/tuareg/index.php&quot;,&quot;author&quot;:[{&quot;family&quot;:&quot;Blah&quot;,&quot;given&quot;:&quot;Joe&quot;}],&quot;accessed&quot;:{&quot;date-parts&quot;:[[&quot;2014&quot;,10,22]]}}}],&quot;schema&quot;:&quot;https://github.com/citation-style-language/schema/raw/master/csl-citation.json&quot;} RNDfbv9ZFJwqI"/><text:span text:style-name="T1">(Blah)</text:span><text:reference-mark-end text:name="ZOTERO_ITEM CSL_CITATION {&quot;citationID&quot;:&quot;fsYPHw5y&quot;,&quot;properties&quot;:{&quot;formattedCitation&quot;:&quot;(Blah)&quot;,&quot;plainCitation&quot;:&quot;(Blah)&quot;},&quot;citationItems&quot;:[{&quot;id&quot;:10,&quot;uris&quot;:[&quot;http://zotero.org/users/local/2xSQ35Q3/items/PX4PRWW5&quot;],&quot;uri&quot;:[&quot;http://zotero.org/users/local/2xSQ35Q3/items/PX4PRWW5&quot;],&quot;itemData&quot;:{&quot;id&quot;:10,&quot;type&quot;:&quot;article&quot;,&quot;title&quot;:&quot;The Tuareg the Nomadic inhabitants of North Africa&quot;,&quot;abstract&quot;:&quot;The Tuareg are the nomadic inhabitants of north Africa, no one knows when the Tuareg arrived in Africa's Sahara. Tuareg is an Arabic term meaning abandoned by God. The most striking attribute of the Tuareg is the indigo veil, giving rise to the name the Blue Men of the Sahara.&quot;,&quot;URL&quot;:&quot;http://bradshawfoundation.com/tuareg/index.php&quot;,&quot;author&quot;:[{&quot;family&quot;:&quot;Blah&quot;,&quot;given&quot;:&quot;Joe&quot;}],&quot;accessed&quot;:{&quot;date-parts&quot;:[[&quot;2014&quot;,10,22]]}}}],&quot;schema&quot;:&quot;https://github.com/citation-style-language/schema/raw/master/csl-citation.json&quot;} RNDfbv9ZFJwqI"/></text:p>
      <text:p text:style-name="P2"><text:span text:style-name="T1">The Tuaregs are also people.</text:span><text:reference-mark-start text:name="ZOTERO_ITEM CSL_CITATION {&quot;citationID&quot;:&quot;bTHITnCg&quot;,&quot;properties&quot;:{&quot;formattedCitation&quot;:&quot;(Anon 2014)&quot;,&quot;plainCitation&quot;:&quot;(Anon 2014)&quot;},&quot;citationItems&quot;:[{&quot;id&quot;:8,&quot;uris&quot;:[&quot;http://zotero.org/users/local/2xSQ35Q3/items/6VSIMRJT&quot;],&quot;uri&quot;:[&quot;http://zotero.org/users/local/2xSQ35Q3/items/6VSIMRJT&quot;],&quot;itemData&quot;:{&quot;id&quot;:8,&quot;type&quot;:&quot;entry-encyclopedia&quot;,&quot;title&quot;:&quot;Tuareg people&quot;,&quot;container-title&quot;:&quot;Wikipedia, the free encyclopedia&quot;,&quot;source&quot;:&quot;Wikipedia&quot;,&quot;abstract&quot;:&quot;The Tuareg (also spelled Twareg or Touareg; endonym Imuhagh) are Berber people with a traditionally nomadic pastoralist lifestyle. They are the principal inhabitants of the Saharan interior of North Africa.[2][3]&quot;,&quot;URL&quot;:&quot;https://en.wikipedia.org/w/index.php?title=Tuareg_people&amp;oldid=629451555&quot;,&quot;note&quot;:&quot;Page Version ID: 629451555&quot;,&quot;language&quot;:&quot;en&quot;,&quot;issued&quot;:{&quot;date-parts&quot;:[[&quot;2014&quot;,10,17]]},&quot;accessed&quot;:{&quot;date-parts&quot;:[[&quot;2014&quot;,10,22]]}}}],&quot;schema&quot;:&quot;https://github.com/citation-style-language/schema/raw/master/csl-citation.json&quot;} RNDkxisMSCIxC"/>(Anon 2014)<text:reference-mark-end text:name="ZOTERO_ITEM CSL_CITATION {&quot;citationID&quot;:&quot;bTHITnCg&quot;,&quot;properties&quot;:{&quot;formattedCitation&quot;:&quot;(Anon 2014)&quot;,&quot;plainCitation&quot;:&quot;(Anon 2014)&quot;},&quot;citationItems&quot;:[{&quot;id&quot;:8,&quot;uris&quot;:[&quot;http://zotero.org/users/local/2xSQ35Q3/items/6VSIMRJT&quot;],&quot;uri&quot;:[&quot;http://zotero.org/users/local/2xSQ35Q3/items/6VSIMRJT&quot;],&quot;itemData&quot;:{&quot;id&quot;:8,&quot;type&quot;:&quot;entry-encyclopedia&quot;,&quot;title&quot;:&quot;Tuareg people&quot;,&quot;container-title&quot;:&quot;Wikipedia, the free encyclopedia&quot;,&quot;source&quot;:&quot;Wikipedia&quot;,&quot;abstract&quot;:&quot;The Tuareg (also spelled Twareg or Touareg; endonym Imuhagh) are Berber people with a traditionally nomadic pastoralist lifestyle. They are the principal inhabitants of the Saharan interior of North Africa.[2][3]&quot;,&quot;URL&quot;:&quot;https://en.wikipedia.org/w/index.php?title=Tuareg_people&amp;oldid=629451555&quot;,&quot;note&quot;:&quot;Page Version ID: 629451555&quot;,&quot;language&quot;:&quot;en&quot;,&quot;issued&quot;:{&quot;date-parts&quot;:[[&quot;2014&quot;,10,17]]},&quot;accessed&quot;:{&quot;date-parts&quot;:[[&quot;2014&quot;,10,22]]}}}],&quot;schema&quot;:&quot;https://github.com/citation-style-language/schema/raw/master/csl-citation.json&quot;} RNDkxisMSCIxC"/></text:p>
      <text:p text:style-name="Standard"><text:span text:style-name="T4">This is a report on the Taureg people.</text:span><text:reference-mark-start text:name="ZOTERO_ITEM CSL_CITATION {&quot;citationID&quot;:&quot;JT48oVbu&quot;,&quot;properties&quot;:{&quot;formattedCitation&quot;:&quot;(Smith 2014)&quot;,&quot;plainCitation&quot;:&quot;(Smith 2014)&quot;},&quot;citationItems&quot;:[{&quot;id&quot;:13,&quot;uris&quot;:[&quot;http://zotero.org/users/local/2xSQ35Q3/items/XHTC2DC4&quot;],&quot;uri&quot;:[&quot;http://zotero.org/users/local/2xSQ35Q3/items/XHTC2DC4&quot;],&quot;itemData&quot;:{&quot;id&quot;:13,&quot;type&quot;:&quot;report&quot;,&quot;title&quot;:&quot;African Tribes - Tuareg People (Mock Report)&quot;,&quot;collection-title&quot;:&quot;Series Title&quot;,&quot;publisher&quot;:&quot;UNM OCA&quot;,&quot;publisher-place&quot;:&quot;Place&quot;,&quot;page&quot;:&quot;3&quot;,&quot;genre&quot;:&quot;Report&quot;,&quot;source&quot;:&quot;20140101&quot;,&quot;archive&quot;:&quot;Main&quot;,&quot;archive_location&quot;:&quot;201401&quot;,&quot;event-place&quot;:&quot;Place&quot;,&quot;abstract&quot;:&quot;Mock report of Tuareg People&quot;,&quot;URL&quot;:&quot;http://www.africaguide.com/culture/tribes/tuareg.htm&quot;,&quot;call-number&quot;:&quot;20140101A&quot;,&quot;number&quot;:&quot;123456&quot;,&quot;shortTitle&quot;:&quot;Mock Report of Tuaregs&quot;,&quot;language&quot;:&quot;English&quot;,&quot;author&quot;:[{&quot;family&quot;:&quot;Smith&quot;,&quot;given&quot;:&quot;Adam&quot;}],&quot;issued&quot;:{&quot;date-parts&quot;:[[&quot;2014&quot;,1,1]]},&quot;accessed&quot;:{&quot;date-parts&quot;:[[&quot;2014&quot;,10,22]]}}}],&quot;schema&quot;:&quot;https://github.com/citation-style-language/schema/raw/master/csl-citation.json&quot;} RNDT5KXFpDZZP"/><text:span text:style-name="T4">(Smith 2014)</text:span><text:reference-mark-end text:name="ZOTERO_ITEM CSL_CITATION {&quot;citationID&quot;:&quot;JT48oVbu&quot;,&quot;properties&quot;:{&quot;formattedCitation&quot;:&quot;(Smith 2014)&quot;,&quot;plainCitation&quot;:&quot;(Smith 2014)&quot;},&quot;citationItems&quot;:[{&quot;id&quot;:13,&quot;uris&quot;:[&quot;http://zotero.org/users/local/2xSQ35Q3/items/XHTC2DC4&quot;],&quot;uri&quot;:[&quot;http://zotero.org/users/local/2xSQ35Q3/items/XHTC2DC4&quot;],&quot;itemData&quot;:{&quot;id&quot;:13,&quot;type&quot;:&quot;report&quot;,&quot;title&quot;:&quot;African Tribes - Tuareg People (Mock Report)&quot;,&quot;collection-title&quot;:&quot;Series Title&quot;,&quot;publisher&quot;:&quot;UNM OCA&quot;,&quot;publisher-place&quot;:&quot;Place&quot;,&quot;page&quot;:&quot;3&quot;,&quot;genre&quot;:&quot;Report&quot;,&quot;source&quot;:&quot;20140101&quot;,&quot;archive&quot;:&quot;Main&quot;,&quot;archive_location&quot;:&quot;201401&quot;,&quot;event-place&quot;:&quot;Place&quot;,&quot;abstract&quot;:&quot;Mock report of Tuareg People&quot;,&quot;URL&quot;:&quot;http://www.africaguide.com/culture/tribes/tuareg.htm&quot;,&quot;call-number&quot;:&quot;20140101A&quot;,&quot;number&quot;:&quot;123456&quot;,&quot;shortTitle&quot;:&quot;Mock Report of Tuaregs&quot;,&quot;language&quot;:&quot;English&quot;,&quot;author&quot;:[{&quot;family&quot;:&quot;Smith&quot;,&quot;given&quot;:&quot;Adam&quot;}],&quot;issued&quot;:{&quot;date-parts&quot;:[[&quot;2014&quot;,1,1]]},&quot;accessed&quot;:{&quot;date-parts&quot;:[[&quot;2014&quot;,10,22]]}}}],&quot;schema&quot;:&quot;https://github.com/citation-style-language/schema/raw/master/csl-citation.json&quot;} RNDT5KXFpDZZP"/></text:p>
      <text:p text:style-name="Standard"><text:span text:style-name="T4">This is a contract on the Taureg people.</text:span><text:reference-mark-start text:name="ZOTERO_ITEM CSL_CITATION {&quot;citationID&quot;:&quot;0LiEdEYU&quot;,&quot;properties&quot;:{&quot;formattedCitation&quot;:&quot;{\\rtf (Smith and Henry \\{Date\\})}&quot;,&quot;plainCitation&quot;:&quot;(Smith and Henry {Date})&quot;},&quot;citationItems&quot;:[{&quot;id&quot;:15,&quot;uris&quot;:[&quot;http://zotero.org/users/local/2xSQ35Q3/items/KMNP5RG4&quot;],&quot;uri&quot;:[&quot;http://zotero.org/users/local/2xSQ35Q3/items/KMNP5RG4&quot;],&quot;itemData&quot;:{&quot;id&quot;:15,&quot;type&quot;:&quot;report&quot;,&quot;title&quot;:&quot;{Title}&quot;,&quot;collection-title&quot;:&quot;{Series Title}&quot;,&quot;publisher&quot;:&quot;{Institution}&quot;,&quot;publisher-place&quot;:&quot;{Place}&quot;,&quot;page&quot;:&quot;{Pages}&quot;,&quot;genre&quot;:&quot;{Report Type}&quot;,&quot;source&quot;:&quot;{Library Catalog}&quot;,&quot;archive&quot;:&quot;{Archive}&quot;,&quot;archive_location&quot;:&quot;{Loc. in Archive}&quot;,&quot;event-place&quot;:&quot;{Place}&quot;,&quot;abstract&quot;:&quot;Mock report of Tuareg People&quot;,&quot;URL&quot;:&quot;http://www.africaguide.com/culture/tribes/tuareg.htm&quot;,&quot;call-number&quot;:&quot;{Call Number}&quot;,&quot;note&quot;:&quot;{Extra}&quot;,&quot;number&quot;:&quot;{Report Number}&quot;,&quot;shortTitle&quot;:&quot;{Short Title}&quot;,&quot;language&quot;:&quot;{Language}&quot;,&quot;author&quot;:[{&quot;family&quot;:&quot;Smith&quot;,&quot;given&quot;:&quot;Brenda&quot;},{&quot;family&quot;:&quot;Henry&quot;,&quot;given&quot;:&quot;John&quot;}],&quot;issued&quot;:{&quot;literal&quot;:&quot;{Date}&quot;},&quot;accessed&quot;:{&quot;date-parts&quot;:[[&quot;2014&quot;,10,22]]}}}],&quot;schema&quot;:&quot;https://github.com/citation-style-language/schema/raw/master/csl-citation.json&quot;} RNDaGOxK20d1W"/><text:span text:style-name="T7">(Smith and Henry {Date})</text:span><text:reference-mark-end text:name="ZOTERO_ITEM CSL_CITATION {&quot;citationID&quot;:&quot;0LiEdEYU&quot;,&quot;properties&quot;:{&quot;formattedCitation&quot;:&quot;{\\rtf (Smith and Henry \\{Date\\})}&quot;,&quot;plainCitation&quot;:&quot;(Smith and Henry {Date})&quot;},&quot;citationItems&quot;:[{&quot;id&quot;:15,&quot;uris&quot;:[&quot;http://zotero.org/users/local/2xSQ35Q3/items/KMNP5RG4&quot;],&quot;uri&quot;:[&quot;http://zotero.org/users/local/2xSQ35Q3/items/KMNP5RG4&quot;],&quot;itemData&quot;:{&quot;id&quot;:15,&quot;type&quot;:&quot;report&quot;,&quot;title&quot;:&quot;{Title}&quot;,&quot;collection-title&quot;:&quot;{Series Title}&quot;,&quot;publisher&quot;:&quot;{Institution}&quot;,&quot;publisher-place&quot;:&quot;{Place}&quot;,&quot;page&quot;:&quot;{Pages}&quot;,&quot;genre&quot;:&quot;{Report Type}&quot;,&quot;source&quot;:&quot;{Library Catalog}&quot;,&quot;archive&quot;:&quot;{Archive}&quot;,&quot;archive_location&quot;:&quot;{Loc. in Archive}&quot;,&quot;event-place&quot;:&quot;{Place}&quot;,&quot;abstract&quot;:&quot;Mock report of Tuareg People&quot;,&quot;URL&quot;:&quot;http://www.africaguide.com/culture/tribes/tuareg.htm&quot;,&quot;call-number&quot;:&quot;{Call Number}&quot;,&quot;note&quot;:&quot;{Extra}&quot;,&quot;number&quot;:&quot;{Report Number}&quot;,&quot;shortTitle&quot;:&quot;{Short Title}&quot;,&quot;language&quot;:&quot;{Language}&quot;,&quot;author&quot;:[{&quot;family&quot;:&quot;Smith&quot;,&quot;given&quot;:&quot;Brenda&quot;},{&quot;family&quot;:&quot;Henry&quot;,&quot;given&quot;:&quot;John&quot;}],&quot;issued&quot;:{&quot;literal&quot;:&quot;{Date}&quot;},&quot;accessed&quot;:{&quot;date-parts&quot;:[[&quot;2014&quot;,10,22]]}}}],&quot;schema&quot;:&quot;https://github.com/citation-style-language/schema/raw/master/csl-citation.json&quot;} RNDaGOxK20d1W"/></text:p>
      <text:p text:style-name="Standard"><text:span text:style-name="T8">Second contract.</text:span><text:reference-mark-start text:name="ZOTERO_ITEM CSL_CITATION {&quot;citationID&quot;:&quot;B4Cx7ePu&quot;,&quot;properties&quot;:{&quot;formattedCitation&quot;:&quot;(Elston et al. 1976)&quot;,&quot;plainCitation&quot;:&quot;(Elston et al. 1976)&quot;},&quot;citationItems&quot;:[{&quot;id&quot;:16,&quot;uris&quot;:[&quot;http://zotero.org/users/local/2xSQ35Q3/items/JPVT6VRR&quot;],&quot;uri&quot;:[&quot;http://zotero.org/users/local/2xSQ35Q3/items/JPVT6VRR&quot;],&quot;itemData&quot;:{&quot;id&quot;:16,&quot;type&quot;:&quot;report&quot;,&quot;title&quot;:&quot;An Intensive Archeological Investigation of the Hawkins Land Exchange Site.&quot;,&quot;publisher&quot;:&quot;Nevada Archeological Survey&quot;,&quot;page&quot;:&quot;{Pages}&quot;,&quot;source&quot;:&quot;{Library Catalog}&quot;,&quot;archive&quot;:&quot;Copies available from Nevada Archeological Survey, Reno&quot;,&quot;abstract&quot;:&quot;Mock report of Tuareg People&quot;,&quot;URL&quot;:&quot;http://www.africaguide.com/culture/tribes/tuareg.htm&quot;,&quot;call-number&quot;:&quot;{Call Number}&quot;,&quot;note&quot;:&quot;{Extra}&quot;,&quot;number&quot;:&quot;Submitted to USDA Forest Service, Contract No. 3905320&quot;,&quot;shortTitle&quot;:&quot;{Short Title}&quot;,&quot;language&quot;:&quot;{Language}&quot;,&quot;author&quot;:[{&quot;family&quot;:&quot;Elston&quot;,&quot;given&quot;:&quot;Robert G.&quot;},{&quot;family&quot;:&quot;Davis&quot;,&quot;given&quot;:&quot;Johathan O.&quot;},{&quot;family&quot;:&quot;Townsend&quot;,&quot;given&quot;:&quot;G.&quot;}],&quot;issued&quot;:{&quot;date-parts&quot;:[[&quot;1976&quot;,1,1]]},&quot;accessed&quot;:{&quot;date-parts&quot;:[[&quot;2014&quot;,10,22]]}}}],&quot;schema&quot;:&quot;https://github.com/citation-style-language/schema/raw/master/csl-citation.json&quot;} RNDAueJH1xrXo"/><text:span text:style-name="T8">(Elston et al. 1976)</text:span><text:reference-mark-end text:name="ZOTERO_ITEM CSL_CITATION {&quot;citationID&quot;:&quot;B4Cx7ePu&quot;,&quot;properties&quot;:{&quot;formattedCitation&quot;:&quot;(Elston et al. 1976)&quot;,&quot;plainCitation&quot;:&quot;(Elston et al. 1976)&quot;},&quot;citationItems&quot;:[{&quot;id&quot;:16,&quot;uris&quot;:[&quot;http://zotero.org/users/local/2xSQ35Q3/items/JPVT6VRR&quot;],&quot;uri&quot;:[&quot;http://zotero.org/users/local/2xSQ35Q3/items/JPVT6VRR&quot;],&quot;itemData&quot;:{&quot;id&quot;:16,&quot;type&quot;:&quot;report&quot;,&quot;title&quot;:&quot;An Intensive Archeological Investigation of the Hawkins Land Exchange Site.&quot;,&quot;publisher&quot;:&quot;Nevada Archeological Survey&quot;,&quot;page&quot;:&quot;{Pages}&quot;,&quot;source&quot;:&quot;{Library Catalog}&quot;,&quot;archive&quot;:&quot;Copies available from Nevada Archeological Survey, Reno&quot;,&quot;abstract&quot;:&quot;Mock report of Tuareg People&quot;,&quot;URL&quot;:&quot;http://www.africaguide.com/culture/tribes/tuareg.htm&quot;,&quot;call-number&quot;:&quot;{Call Number}&quot;,&quot;note&quot;:&quot;{Extra}&quot;,&quot;number&quot;:&quot;Submitted to USDA Forest Service, Contract No. 3905320&quot;,&quot;shortTitle&quot;:&quot;{Short Title}&quot;,&quot;language&quot;:&quot;{Language}&quot;,&quot;author&quot;:[{&quot;family&quot;:&quot;Elston&quot;,&quot;given&quot;:&quot;Robert G.&quot;},{&quot;family&quot;:&quot;Davis&quot;,&quot;given&quot;:&quot;Johathan O.&quot;},{&quot;family&quot;:&quot;Townsend&quot;,&quot;given&quot;:&quot;G.&quot;}],&quot;issued&quot;:{&quot;date-parts&quot;:[[&quot;1976&quot;,1,1]]},&quot;accessed&quot;:{&quot;date-parts&quot;:[[&quot;2014&quot;,10,22]]}}}],&quot;schema&quot;:&quot;https://github.com/citation-style-language/schema/raw/master/csl-citation.json&quot;} RNDAueJH1xrXo"/></text:p>
      <text:p text:style-name="Standard"/>
      <text:p text:style-name="P1">Citation:</text:p>
      <text:p text:style-name="P1">(<text:span text:style-name="T8">{</text:span>author_lastname<text:span text:style-name="T8">}</text:span> and <text:span text:style-name="T8">{</text:span>author2_lastname<text:span text:style-name="T8">}</text:span> <text:span text:style-name="T8">{</text:span>issued_year<text:span text:style-name="T8">}</text:span>)</text:p>
      <text:p text:style-name="P1">(<text:span text:style-name="T8">{</text:span>author_lastname<text:span text:style-name="T8">}</text:span> et al. <text:span text:style-name="T8">{</text:span>issued_year<text:span text:style-name="T8">}</text:span>)</text:p>
      <text:p text:style-name="P1"/>
      <text:p text:style-name="P3">Bibliography:</text:p>
      <text:p text:style-name="P3">{author_lastname} {author_firstname} {author_middleitinial}., {author2_firstname} {author2_middleinitial}. {author2_lastname}, and {author3_firstname} {author3_middleinitial}. {author3_lastname}</text:p>
      <text:p text:style-name="P3"><text:tab/>{issued_year} &lt;i&gt;{title}&lt;/i&gt;. {institution}. Submitted to {</text:p>
      <text:p text:style-name="P2"/>
      <text:section text:style-name="Sect1" text:name="ZOTERO_BIBL {&quot;custom&quot;:[]} CSL_BIBLIOGRAPHY RNDi1TNBf8oAM">
        <text:p text:style-name="Bibliography_20_1"><text:line-break/>Anon<text:line-break/><text:tab/>2014 <text:s/>Tuareg people. <text:span text:style-name="T2">Wikipedia, the free encyclopedia</text:span><text:span text:style-name="T3">. October 17.</text:span></text:p>
        <text:p text:style-name="Bibliography_20_1"><text:line-break/><text:span text:style-name="T3">Blah, Joe</text:span><text:line-break/><text:span text:style-name="T3"><text:tab/>The Tuareg the Nomadic inhabitants of North Africa.</text:span></text:p>
        <text:p text:style-name="Bibliography_20_1"><text:line-break/><text:span text:style-name="T3">Elston, Robert G., Johathan O. Davis, and G. Townsend</text:span><text:line-break/><text:span text:style-name="T3"><text:tab/>1976 <text:s/></text:span><text:span text:style-name="T2">An Intensive Archeological Investigation of the Hawkins Land Exchange Site.</text:span><text:span text:style-name="T3"> Nevada Archeological Survey, January 1. Copies available from Nevada Archeological Survey, Reno.</text:span></text:p>
        <text:p text:style-name="Bibliography_20_1"><text:line-break/><text:span text:style-name="T3">Smith, Adam</text:span><text:line-break/><text:span text:style-name="T3"><text:tab/>2014 <text:s/></text:span><text:span text:style-name="T2">African Tribes - Tuareg People (Mock Report)</text:span><text:span text:style-name="T3">Unpublished Report. Series Title. UNM OCA, Place, January 1. 201401. Main.</text:span></text:p>
        <text:p text:style-name="Bibliography_20_1"><text:line-break/><text:span text:style-name="T3">Smith, Brenda, and John Henry</text:span><text:line-break/><text:span text:style-name="T3"><text:tab/>{Date} <text:s/></text:span><text:span text:style-name="T2">{Title}</text:span><text:span text:style-name="T3">Unpublished {Report Type}. {Series Title}. {Institution}, {Place}. {Loc. in Archive}. {Archive}.<text:tab/></text:span></text:p>
      </text:section>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style:contextual-spacing="false" style:line-height-at-least="0.1665in" fo:text-indent="0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Hardy</meta:initial-creator>
    <meta:creation-date>2014-10-21T20:22:30.131305069</meta:creation-date>
    <dc:date>2014-10-22T08:20:12.164225282</dc:date>
    <dc:creator>Kris Hardy</dc:creator>
    <meta:editing-duration>PT10H41M10S</meta:editing-duration>
    <meta:editing-cycles>2</meta:editing-cycles>
    <meta:generator>LibreOffice/4.2.6.3$Linux_X86_64 LibreOffice_project/420$Build-3</meta:generator>
    <meta:document-statistic meta:table-count="0" meta:image-count="0" meta:object-count="0" meta:page-count="1" meta:paragraph-count="16" meta:word-count="150" meta:character-count="1242" meta:non-whitespace-character-count="1092"/>
    <meta:user-defined meta:name="ZOTERO_PREF_1">&lt;data data-version="3" zotero-version="4.0.23.1"&gt;&lt;session id="Ypzw6swO"/&gt;&lt;style id="http://www.zotero.org/styles/society-for-american-archaeology" hasBibliography="1" bibliographyStyleHasBeenSet="1"/&gt;&lt;prefs&gt;&lt;pref name="fieldType" value="ReferenceMark"/&gt;&lt;p</meta:user-defined>
    <meta:user-defined meta:name="ZOTERO_PREF_2">ref name="storeReferences" value="true"/&gt;&lt;pref name="automaticJournalAbbreviations" value="true"/&gt;&lt;pref name="noteType" value="0"/&gt;&lt;/prefs&gt;&lt;/data&gt;</meta:user-defined>
  </office:meta>
</office:document-meta>
</file>